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" style:family="table">
      <style:table-properties style:width="6.6931in" fo:margin-top="0.2in" fo:margin-bottom="0.2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799in" fo:border="0.05pt solid #b2b2b2"/>
    </style:style>
    <style:style style:name="Table7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1" style:family="table">
      <style:table-properties style:width="6.6931in" fo:margin-top="0.2in" fo:margin-bottom="0.2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799in" fo:border="0.05pt solid #b2b2b2"/>
    </style:style>
    <style:style style:name="Table1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2" style:family="table">
      <style:table-properties style:width="6.6931in" fo:margin-top="0.2in" fo:margin-bottom="0.2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799in" fo:border="0.05pt solid #b2b2b2"/>
    </style:style>
    <style:style style:name="Table2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3" style:family="table">
      <style:table-properties style:width="6.6931in" fo:margin-top="0.2in" fo:margin-bottom="0.2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799in" fo:border="0.05pt solid #b2b2b2"/>
    </style:style>
    <style:style style:name="Table3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4" style:family="table">
      <style:table-properties style:width="6.6931in" fo:margin-top="0.2in" fo:margin-bottom="0.2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799in" fo:border="0.05pt solid #b2b2b2"/>
    </style:style>
    <style:style style:name="Table4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5" style:family="table">
      <style:table-properties style:width="6.6931in" fo:margin-top="0.2in" fo:margin-bottom="0.2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799in" fo:border="0.05pt solid #b2b2b2"/>
    </style:style>
    <style:style style:name="Table5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6" style:family="table">
      <style:table-properties style:width="6.6931in" fo:margin-top="0.2in" fo:margin-bottom="0.2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799in" fo:border="0.05pt solid #b2b2b2"/>
    </style:style>
    <style:style style:name="Table6.A2" style:family="table-cell">
      <style:table-cell-properties fo:padding="0.0799in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officeooo:rsid="00061cc7" officeooo:paragraph-rsid="00061cc7"/>
    </style:style>
    <style:style style:name="P2" style:family="paragraph" style:parent-style-name="Standard">
      <style:text-properties fo:font-size="14pt" fo:font-weight="bold" officeooo:rsid="00061cc7" officeooo:paragraph-rsid="00061cc7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8dae9" officeooo:paragraph-rsid="0008dae9" style:font-size-asian="14pt" style:font-weight-asian="bold" style:font-size-complex="14pt" style:font-weight-complex="bold"/>
    </style:style>
    <style:style style:name="P4" style:family="paragraph" style:parent-style-name="Contents_20_Heading">
      <style:paragraph-properties fo:text-align="center" style:justify-single-word="false"/>
      <style:text-properties fo:font-size="14pt" officeooo:paragraph-rsid="0037305d" style:font-size-asian="14pt" style:font-size-complex="14pt"/>
    </style:style>
    <style:style style:name="P5" style:family="paragraph" style:parent-style-name="Standard" style:master-page-name="Standard">
      <style:paragraph-properties style:page-number="auto"/>
      <style:text-properties fo:font-weight="bold" officeooo:rsid="0021545e" officeooo:paragraph-rsid="003fd3d8" style:font-weight-asian="bold" style:font-weight-complex="bold"/>
    </style:style>
    <style:style style:name="P6" style:family="paragraph" style:parent-style-name="Standard">
      <style:text-properties fo:color="#bc7a00" style:font-name="0" fo:font-size="8pt" fo:font-style="italic" officeooo:rsid="000cabe9" officeooo:paragraph-rsid="004cc41c" style:font-size-asian="8pt" style:font-style-asian="italic" style:font-size-complex="8pt"/>
    </style:style>
    <style:style style:name="P7" style:family="paragraph" style:parent-style-name="Standard">
      <style:text-properties fo:color="#bc7a00" style:font-name="0" fo:font-size="8pt" fo:font-style="italic" officeooo:rsid="000cabe9" officeooo:paragraph-rsid="00505392" style:font-size-asian="8pt" style:font-style-asian="italic" style:font-size-complex="8pt"/>
    </style:style>
    <style:style style:name="P8" style:family="paragraph" style:parent-style-name="Standard">
      <style:text-properties fo:color="#bc7a00" style:font-name="0" fo:font-size="8pt" fo:font-style="italic" officeooo:rsid="000cabe9" officeooo:paragraph-rsid="0052eac2" style:font-size-asian="8pt" style:font-style-asian="italic" style:font-size-complex="8pt"/>
    </style:style>
    <style:style style:name="P9" style:family="paragraph" style:parent-style-name="Standard">
      <style:text-properties style:font-name="0" fo:font-size="8pt" officeooo:paragraph-rsid="004cc41c" style:font-size-asian="8pt" style:font-size-complex="8pt"/>
    </style:style>
    <style:style style:name="P10" style:family="paragraph" style:parent-style-name="Standard">
      <style:text-properties style:font-name="0" fo:font-size="8pt" officeooo:paragraph-rsid="00505392" style:font-size-asian="8pt" style:font-size-complex="8pt"/>
    </style:style>
    <style:style style:name="P11" style:family="paragraph" style:parent-style-name="Standard">
      <style:text-properties style:font-name="0" fo:font-size="8pt" officeooo:paragraph-rsid="00515ac3" style:font-size-asian="8pt" style:font-size-complex="8pt"/>
    </style:style>
    <style:style style:name="P12" style:family="paragraph" style:parent-style-name="Standard">
      <style:text-properties style:font-name="0" fo:font-size="8pt" officeooo:paragraph-rsid="0052eac2" style:font-size-asian="8pt" style:font-size-complex="8pt"/>
    </style:style>
    <style:style style:name="P13" style:family="paragraph" style:parent-style-name="Standard">
      <style:text-properties style:font-name="0" officeooo:paragraph-rsid="00505392"/>
    </style:style>
    <style:style style:name="P14" style:family="paragraph" style:parent-style-name="Standard">
      <style:text-properties fo:font-size="8pt" officeooo:paragraph-rsid="004cc41c" style:font-size-asian="8pt" style:font-size-complex="8pt"/>
    </style:style>
    <style:style style:name="P15" style:family="paragraph" style:parent-style-name="Standard">
      <style:text-properties fo:font-size="8pt" officeooo:paragraph-rsid="00505392" style:font-size-asian="8pt" style:font-size-complex="8pt"/>
    </style:style>
    <style:style style:name="P16" style:family="paragraph" style:parent-style-name="Standard">
      <style:text-properties fo:font-size="8pt" officeooo:paragraph-rsid="00515ac3" style:font-size-asian="8pt" style:font-size-complex="8pt"/>
    </style:style>
    <style:style style:name="P17" style:family="paragraph" style:parent-style-name="Standard">
      <style:text-properties fo:font-size="8pt" officeooo:paragraph-rsid="0052eac2" style:font-size-asian="8pt" style:font-size-complex="8pt"/>
    </style:style>
    <style:style style:name="P18" style:family="paragraph" style:parent-style-name="Standard">
      <style:text-properties officeooo:paragraph-rsid="00505392"/>
    </style:style>
    <style:style style:name="P19" style:family="paragraph" style:parent-style-name="Standard" style:master-page-name="Standard">
      <style:paragraph-properties style:page-number="auto"/>
      <style:text-properties fo:color="#bc7a00" style:font-name="0" fo:font-size="10pt" fo:font-style="italic" officeooo:rsid="000cabe9" officeooo:paragraph-rsid="0040adbb" style:font-size-asian="10pt" style:font-style-asian="italic" style:font-size-complex="10pt"/>
    </style:style>
    <style:style style:name="P20" style:family="paragraph" style:parent-style-name="Standard" style:master-page-name="Standard">
      <style:paragraph-properties style:page-number="auto"/>
      <style:text-properties fo:font-weight="bold" officeooo:rsid="0021545e" officeooo:paragraph-rsid="004cc41c" style:font-weight-asian="bold" style:font-weight-complex="bold"/>
    </style:style>
    <style:style style:name="P21" style:family="paragraph" style:parent-style-name="Standard" style:master-page-name="Standard">
      <style:paragraph-properties style:page-number="auto"/>
      <style:text-properties fo:font-size="8pt" officeooo:paragraph-rsid="004cc41c" style:font-size-asian="8pt" style:font-size-complex="8pt"/>
    </style:style>
    <style:style style:name="P22" style:family="paragraph" style:parent-style-name="Standard" style:master-page-name="Standard">
      <style:paragraph-properties style:page-number="auto"/>
      <style:text-properties officeooo:paragraph-rsid="00505392"/>
    </style:style>
    <style:style style:name="P23" style:family="paragraph" style:parent-style-name="Standard" style:master-page-name="Standard">
      <style:paragraph-properties style:page-number="auto"/>
      <style:text-properties fo:font-weight="bold" officeooo:rsid="0021545e" officeooo:paragraph-rsid="00505392" style:font-weight-asian="bold" style:font-weight-complex="bold"/>
    </style:style>
    <style:style style:name="P24" style:family="paragraph" style:parent-style-name="Standard" style:master-page-name="Standard">
      <style:paragraph-properties style:page-number="auto"/>
      <style:text-properties fo:font-size="8pt" officeooo:paragraph-rsid="00505392" style:font-size-asian="8pt" style:font-size-complex="8pt"/>
    </style:style>
    <style:style style:name="P25" style:family="paragraph" style:parent-style-name="Standard" style:master-page-name="Standard">
      <style:paragraph-properties style:page-number="auto"/>
      <style:text-properties fo:font-weight="bold" officeooo:rsid="0021545e" officeooo:paragraph-rsid="00515ac3" style:font-weight-asian="bold" style:font-weight-complex="bold"/>
    </style:style>
    <style:style style:name="P26" style:family="paragraph" style:parent-style-name="Standard" style:master-page-name="Standard">
      <style:paragraph-properties style:page-number="auto"/>
      <style:text-properties fo:font-weight="bold" officeooo:rsid="0021545e" officeooo:paragraph-rsid="0052eac2" style:font-weight-asian="bold" style:font-weight-complex="bold"/>
    </style:style>
    <style:style style:name="P27" style:family="paragraph" style:parent-style-name="Standard" style:master-page-name="Standard">
      <style:paragraph-properties style:page-number="auto"/>
      <style:text-properties fo:color="#bc7a00" style:font-name="0" fo:font-size="8pt" fo:font-style="italic" officeooo:rsid="000cabe9" officeooo:paragraph-rsid="0052eac2" style:font-size-asian="8pt" style:font-style-asian="italic" style:font-size-complex="8pt"/>
    </style:style>
    <style:style style:name="P28" style:family="paragraph" style:parent-style-name="Standard" style:master-page-name="Standard">
      <style:paragraph-properties style:page-number="auto"/>
      <style:text-properties fo:font-weight="bold" officeooo:rsid="0021545e" officeooo:paragraph-rsid="0052eac2" style:font-weight-asian="bold" style:font-weight-complex="bold"/>
    </style:style>
    <style:style style:name="P29" style:family="paragraph" style:parent-style-name="Standard" style:master-page-name="Standard">
      <style:paragraph-properties style:page-number="auto"/>
      <style:text-properties fo:color="#bc7a00" style:font-name="0" fo:font-size="8pt" fo:font-style="italic" officeooo:rsid="000cabe9" officeooo:paragraph-rsid="0052eac2" style:font-size-asian="8pt" style:font-style-asian="italic" style:font-size-complex="8pt"/>
    </style:style>
    <style:style style:name="P30" style:family="paragraph" style:parent-style-name="Standard" style:master-page-name="Standard">
      <style:paragraph-properties style:page-number="auto"/>
      <style:text-properties fo:font-weight="bold" officeooo:rsid="0021545e" officeooo:paragraph-rsid="0052eac2" style:font-weight-asian="bold" style:font-weight-complex="bold"/>
    </style:style>
    <style:style style:name="P31" style:family="paragraph" style:parent-style-name="Standard" style:master-page-name="Standard">
      <style:paragraph-properties style:page-number="auto"/>
      <style:text-properties fo:color="#bc7a00" style:font-name="0" fo:font-size="8pt" fo:font-style="italic" officeooo:rsid="000cabe9" officeooo:paragraph-rsid="0052eac2" style:font-size-asian="8pt" style:font-style-asian="italic" style:font-size-complex="8pt"/>
    </style:style>
    <style:style style:name="P32" style:family="paragraph" style:parent-style-name="Standard" style:master-page-name="Standard">
      <style:paragraph-properties style:page-number="auto"/>
      <style:text-properties fo:font-size="8pt" officeooo:paragraph-rsid="0052eac2" style:font-size-asian="8pt" style:font-size-complex="8pt"/>
    </style:style>
    <style:style style:name="P33" style:family="paragraph" style:parent-style-name="Heading_20_1">
      <style:text-properties officeooo:paragraph-rsid="0037305d"/>
    </style:style>
    <style:style style:name="P34" style:family="paragraph" style:parent-style-name="Heading_20_1">
      <style:text-properties officeooo:paragraph-rsid="00486958"/>
    </style:style>
    <style:style style:name="P35" style:family="paragraph" style:parent-style-name="Heading_20_1">
      <style:text-properties officeooo:rsid="00494596" officeooo:paragraph-rsid="00494596"/>
    </style:style>
    <style:style style:name="P36" style:family="paragraph" style:parent-style-name="Heading_20_1">
      <style:text-properties officeooo:paragraph-rsid="004cc41c"/>
    </style:style>
    <style:style style:name="P37" style:family="paragraph" style:parent-style-name="Heading_20_1">
      <style:text-properties officeooo:paragraph-rsid="00515ac3"/>
    </style:style>
    <style:style style:name="P38" style:family="paragraph" style:parent-style-name="Heading_20_1">
      <style:text-properties officeooo:paragraph-rsid="0052eac2"/>
    </style:style>
    <style:style style:name="P39" style:family="paragraph" style:parent-style-name="Addressee">
      <style:text-properties officeooo:rsid="00486958" officeooo:paragraph-rsid="00486958"/>
    </style:style>
    <style:style style:name="P40" style:family="paragraph" style:parent-style-name="Addressee" style:list-style-name="L2">
      <style:text-properties officeooo:rsid="00494596" officeooo:paragraph-rsid="00494596"/>
    </style:style>
    <style:style style:name="P41" style:family="paragraph" style:parent-style-name="Addressee">
      <style:text-properties officeooo:rsid="004b263b" officeooo:paragraph-rsid="004b263b"/>
    </style:style>
    <style:style style:name="P42" style:family="paragraph" style:parent-style-name="Addressee">
      <style:text-properties officeooo:paragraph-rsid="0052eac2"/>
    </style:style>
    <style:style style:name="P4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fo:color="#008000" style:font-name="0" fo:font-weight="bold" style:font-weight-asian="bold"/>
    </style:style>
    <style:style style:name="T2" style:family="text">
      <style:text-properties style:font-name="0"/>
    </style:style>
    <style:style style:name="T3" style:family="text">
      <style:text-properties fo:color="#b00040" style:font-name="0"/>
    </style:style>
    <style:style style:name="T4" style:family="text">
      <style:text-properties fo:color="#0000ff" style:font-name="0" fo:font-weight="bold" style:font-weight-asian="bold"/>
    </style:style>
    <style:style style:name="T5" style:family="text">
      <style:text-properties fo:color="#0000ff" style:font-name="0"/>
    </style:style>
    <style:style style:name="T6" style:family="text">
      <style:text-properties fo:color="#666666" style:font-name="0"/>
    </style:style>
    <style:style style:name="T7" style:family="text">
      <style:text-properties fo:color="#bc7a00" style:font-name="0"/>
    </style:style>
    <style:style style:name="T8" style:family="text">
      <style:text-properties fo:color="#408080" style:font-name="0" fo:font-style="italic" style:font-style-asian="italic"/>
    </style:style>
    <style:style style:name="T9" style:family="text">
      <style:text-properties fo:color="#408080" style:font-name="0" fo:font-style="italic" officeooo:rsid="004cc41c" style:font-style-asian="italic"/>
    </style:style>
    <style:style style:name="T10" style:family="text">
      <style:text-properties fo:color="#408080" style:font-name="0" fo:font-style="italic" officeooo:rsid="004e9829" style:font-style-asian="italic"/>
    </style:style>
    <style:style style:name="T11" style:family="text">
      <style:text-properties fo:color="#ba2121" style:font-name="0"/>
    </style:style>
    <style:style style:name="T12" style:family="text">
      <style:text-properties fo:color="#bb6622" style:font-name="0" fo:font-weight="bold" style:font-weight-asian="bold"/>
    </style:style>
    <style:style style:name="T13" style:family="text">
      <style:text-properties fo:color="#a0a000" style:font-name="0"/>
    </style:style>
    <style:style style:name="T14" style:family="text">
      <style:text-properties officeooo:rsid="0030b032"/>
    </style:style>
    <style:style style:name="T15" style:family="text">
      <style:text-properties officeooo:rsid="0037305d"/>
    </style:style>
    <style:style style:name="T16" style:family="text">
      <style:text-properties officeooo:rsid="00486958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rso: C++ Moderno </text:p>
      <text:p text:style-name="P2">Período: 1º semestre/2017</text:p>
      <text:p text:style-name="P3">Aluno: Arthur Nunes de Paiva Santos Queiroz</text:p>
      <text:p text:style-name="P1"/>
      <text:p text:style-name="P4">Lista de exercícios <text:span text:style-name="T15">Módulo 09: Projeto de classes e design de API</text:span>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Questõ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Questões</text:p>
          </text:index-title>
          <text:p text:style-name="P43"><text:a xlink:type="simple" xlink:href="#__RefHeading___Toc21922_2216427884" text:style-name="Index_20_Link" text:visited-style-name="Index_20_Link">Questão 1<text:tab/>1</text:a></text:p>
          <text:p text:style-name="P43"><text:a xlink:type="simple" xlink:href="#__RefHeading___Toc3889_3259472531" text:style-name="Index_20_Link" text:visited-style-name="Index_20_Link">Questão 2<text:tab/>1</text:a></text:p>
          <text:p text:style-name="P43"><text:a xlink:type="simple" xlink:href="#__RefHeading___Toc3891_3259472531" text:style-name="Index_20_Link" text:visited-style-name="Index_20_Link">Questão 3<text:tab/>1</text:a></text:p>
          <text:p text:style-name="P43"><text:a xlink:type="simple" xlink:href="#__RefHeading___Toc3893_3259472531" text:style-name="Index_20_Link" text:visited-style-name="Index_20_Link">Questão 4<text:tab/>1</text:a></text:p>
          <text:p text:style-name="P43"><text:a xlink:type="simple" xlink:href="#__RefHeading___Toc3895_3259472531" text:style-name="Index_20_Link" text:visited-style-name="Index_20_Link">Questão 5<text:tab/>1</text:a></text:p>
          <text:p text:style-name="P43"><text:a xlink:type="simple" xlink:href="#__RefHeading___Toc3897_3259472531" text:style-name="Index_20_Link" text:visited-style-name="Index_20_Link">Questão 6<text:tab/>2</text:a></text:p>
          <text:p text:style-name="P43"><text:a xlink:type="simple" xlink:href="#__RefHeading___Toc3899_3259472531" text:style-name="Index_20_Link" text:visited-style-name="Index_20_Link">Questão 7<text:tab/>2</text:a></text:p>
          <text:p text:style-name="P43"><text:a xlink:type="simple" xlink:href="#__RefHeading___Toc3901_3259472531" text:style-name="Index_20_Link" text:visited-style-name="Index_20_Link">Questão 8<text:tab/>2</text:a></text:p>
          <text:p text:style-name="P43"><text:a xlink:type="simple" xlink:href="#__RefHeading___Toc3903_3259472531" text:style-name="Index_20_Link" text:visited-style-name="Index_20_Link">Questão 9<text:tab/>2</text:a></text:p>
        </text:index-body>
      </text:table-of-content>
      <text:h text:style-name="P33" text:outline-level="1"><text:bookmark-start text:name="__RefHeading___Toc21922_2216427884"/>Questão 1<text:bookmark-end text:name="__RefHeading___Toc21922_2216427884"/></text:h>
      <text:p text:style-name="Question">Faca testes através de instanciação/cópia de objetos e descubra quais construtores/operadores/destrutor são preservados/eliminados automaticamente pelo compilador para a classe Type.</text:p>
      <text:p text:style-name="P41">O construtor por cópia é definido explicitamente.</text:p>
      <text:p text:style-name="P41">O construtor por transferência não é gerado, de modo que o construtor por cópia é chamado mesmo quando são passados <text:span text:style-name="T17">rvalues</text:span><text:span text:style-name="T18">. </text:span></text:p>
      <text:p text:style-name="P41"><text:span text:style-name="T18">O operador de atribuição por cópia é eliminado pelo compilador. </text:span></text:p>
      <text:p text:style-name="P41"><text:span text:style-name="T18">O operador de atribuição por transferência é definido explicitamente.</text:span></text:p>
      <text:p text:style-name="P41"><text:span text:style-name="T18">O destrutor aparentemente é gerado, pois não se verificaram problemas quando o objeto saiu de escopo.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0">main.<text:span text:style-name="T14">cpp</text:span></text:p>
          </table:table-cell>
        </table:table-row>
        <table:table-row>
          <table:table-cell table:style-name="Table1.A2" office:value-type="string">
            <text:p text:style-name="P21"><text:span text:style-name="T7">#include &lt;iostream&gt;</text:span></text:p>
            <text:p text:style-name="P14"><text:span text:style-name="T7">#include &lt;string&gt;</text:span></text:p>
            <text:p text:style-name="P9"/>
            <text:p text:style-name="P14"><text:span text:style-name="T1">class</text:span><text:span text:style-name="T2"> </text:span><text:span text:style-name="T4">Type</text:span><text:span text:style-name="T2"> {</text:span></text:p>
            <text:p text:style-name="P14"><text:span text:style-name="T13">public:</text:span></text:p>
            <text:p text:style-name="P14"><text:span text:style-name="T2"><text:tab/>Type() {</text:span></text:p>
            <text:p text:style-name="P14"><text:span text:style-name="T2"><text:tab/><text:tab/>std</text:span><text:span text:style-name="T6">::</text:span><text:span text:style-name="T2">cout </text:span><text:span text:style-name="T6">&lt;&lt;</text:span><text:span text:style-name="T2"> </text:span><text:span text:style-name="T11">"Type: Default constructor</text:span><text:span text:style-name="T12">\n</text:span><text:span text:style-name="T11">"</text:span><text:span text:style-name="T2">;</text:span></text:p>
            <text:p text:style-name="P14"><text:span text:style-name="T2"><text:tab/>}</text:span></text:p>
            <text:p text:style-name="P14"><text:span text:style-name="T2"><text:tab/>Type</text:span><text:span text:style-name="T6">&amp;</text:span><text:span text:style-name="T2"> </text:span><text:span text:style-name="T1">operator</text:span><text:span text:style-name="T6">=</text:span><text:span text:style-name="T2">(Type</text:span><text:span text:style-name="T6">&amp;&amp;</text:span><text:span text:style-name="T2"> t){</text:span></text:p>
            <text:p text:style-name="P14"><text:span text:style-name="T2"><text:tab/><text:tab/>std</text:span><text:span text:style-name="T6">::</text:span><text:span text:style-name="T2">cout </text:span><text:span text:style-name="T6">&lt;&lt;</text:span><text:span text:style-name="T2"> </text:span><text:span text:style-name="T11">"Type: Transfer assignement</text:span><text:span text:style-name="T12">\n</text:span><text:span text:style-name="T11">"</text:span><text:span text:style-name="T2">;</text:span></text:p>
            <text:p text:style-name="P14"><text:span text:style-name="T2"><text:tab/><text:tab/></text:span><text:span text:style-name="T1">return</text:span><text:span text:style-name="T2"> </text:span><text:span text:style-name="T6">*</text:span><text:span text:style-name="T1">this</text:span><text:span text:style-name="T2">;</text:span></text:p>
            <text:p text:style-name="P14"><text:span text:style-name="T2"><text:tab/>}</text:span></text:p>
            <text:p text:style-name="P14"><text:span text:style-name="T2"><text:tab/>Type(</text:span><text:span text:style-name="T1">const</text:span><text:span text:style-name="T2"> Type</text:span><text:span text:style-name="T6">&amp;</text:span><text:span text:style-name="T2">){</text:span></text:p>
            <text:p text:style-name="P14"><text:span text:style-name="T2"><text:tab/><text:tab/>std</text:span><text:span text:style-name="T6">::</text:span><text:span text:style-name="T2">cout </text:span><text:span text:style-name="T6">&lt;&lt;</text:span><text:span text:style-name="T2"> </text:span><text:span text:style-name="T11">"Type: Copy constructor</text:span><text:span text:style-name="T12">\n</text:span><text:span text:style-name="T11">"</text:span><text:span text:style-name="T2">;</text:span></text:p>
            <text:p text:style-name="P14"><text:span text:style-name="T2"><text:tab/>}</text:span></text:p>
            <text:p text:style-name="P14"><text:span text:style-name="T2">};</text:span></text:p>
            <text:p text:style-name="P9"/>
            <text:p text:style-name="P14"><text:span text:style-name="T3">int</text:span><text:span text:style-name="T2"> </text:span><text:span text:style-name="T5">main</text:span><text:span text:style-name="T2">()</text:span></text:p>
            <text:p text:style-name="P14"><text:span text:style-name="T2">{</text:span></text:p>
            <text:p text:style-name="P14"><text:span text:style-name="T2"><text:tab/>Type t1;</text:span></text:p>
            <text:p text:style-name="P14"><text:span text:style-name="T2"><text:tab/>Type t2(t1);</text:span></text:p>
            <text:p text:style-name="P14"><text:span text:style-name="T2"><text:tab/>Type t3(std</text:span><text:span text:style-name="T6">::</text:span><text:span text:style-name="T2">move(t1));</text:span></text:p>
            <text:p text:style-name="P14"><text:soft-page-break/><text:span text:style-name="T2"><text:tab/>Type t4;</text:span></text:p>
            <text:p text:style-name="P14"><text:span text:style-name="T2"><text:tab/></text:span><text:span text:style-name="T8">//t4= t1; <text:tab/>// main.cpp:4:7: note: <text:s/>‘</text:span><text:span text:style-name="T9">Ty</text:span><text:span text:style-name="T8">pe&amp; Type::operator=(const Type&amp;)’ </text:span></text:p>
            <text:p text:style-name="P14"><text:span text:style-name="T2"><text:tab/><text:tab/><text:tab/></text:span><text:span text:style-name="T8">// is implicitly declared as deleted because ‘€˜Type’€™ declares </text:span></text:p>
            <text:p text:style-name="P14"><text:span text:style-name="T2"><text:tab/><text:tab/><text:tab/></text:span><text:span text:style-name="T8">// a move constructor or move assignment operator</text:span></text:p>
            <text:p text:style-name="P14"><text:span text:style-name="T2"><text:tab/>Type t5; </text:span></text:p>
            <text:p text:style-name="P14"><text:span text:style-name="T2"><text:tab/>t5 </text:span><text:span text:style-name="T6">=</text:span><text:span text:style-name="T2"> std</text:span><text:span text:style-name="T6">::</text:span><text:span text:style-name="T2">move(t1);</text:span></text:p>
            <text:p text:style-name="P14"><text:span text:style-name="T2"><text:tab/>Type t6 </text:span><text:span text:style-name="T6">=</text:span><text:span text:style-name="T2"> std</text:span><text:span text:style-name="T6">::</text:span><text:span text:style-name="T2">move(t1); </text:span><text:span text:style-name="T8">// Why does this call the copy constructor? </text:span></text:p>
            <text:p text:style-name="P14"><text:span text:style-name="T8"><text:s text:c="53"/>// </text:span><text:span text:style-name="T10">Implicitly conversion.</text:span></text:p>
            <text:p text:style-name="P9"/>
            <text:p text:style-name="P14"><text:span text:style-name="T2"><text:s text:c="4"/></text:span><text:span text:style-name="T1">return</text:span><text:span text:style-name="T2"> </text:span><text:span text:style-name="T6">0</text:span><text:span text:style-name="T2">;</text:span></text:p>
            <text:p text:style-name="P6">}</text:p>
          </table:table-cell>
        </table:table-row>
      </table:table>
      <text:h text:style-name="P36" text:outline-level="1"><text:bookmark-start text:name="__RefHeading___Toc3889_3259472531"/>Questão <text:span text:style-name="T16">2</text:span><text:bookmark-end text:name="__RefHeading___Toc3889_3259472531"/></text:h>
      <text:p text:style-name="Question">Corrija a implementação da classe Down de forma que a funcao main( ) compile corretamente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3">main.<text:span text:style-name="T14">cpp</text:span></text:p>
          </table:table-cell>
        </table:table-row>
        <table:table-row>
          <table:table-cell table:style-name="Table2.A2" office:value-type="string">
            <text:p text:style-name="P24"><text:span text:style-name="T7">#include &lt;iostream&gt;</text:span></text:p>
            <text:p text:style-name="P15"><text:span text:style-name="T7">#include &lt;string&gt;</text:span></text:p>
            <text:p text:style-name="P10"/>
            <text:p text:style-name="P15"><text:span text:style-name="T1">struct</text:span><text:span text:style-name="T2"> Top {</text:span></text:p>
            <text:p text:style-name="P15"><text:span text:style-name="T2"><text:tab/></text:span><text:span text:style-name="T1">virtual</text:span><text:span text:style-name="T2"> </text:span><text:span text:style-name="T3">void</text:span><text:span text:style-name="T2"> f() </text:span><text:span text:style-name="T1">const</text:span><text:span text:style-name="T2">;</text:span></text:p>
            <text:p text:style-name="P15"><text:span text:style-name="T2"><text:tab/></text:span><text:span text:style-name="T3">void</text:span><text:span text:style-name="T2"> </text:span><text:span text:style-name="T5">g</text:span><text:span text:style-name="T2">(</text:span><text:span text:style-name="T3">int</text:span><text:span text:style-name="T2">);</text:span></text:p>
            <text:p text:style-name="P15"><text:span text:style-name="T2"><text:tab/></text:span><text:span text:style-name="T3">void</text:span><text:span text:style-name="T2"> </text:span><text:span text:style-name="T5">k</text:span><text:span text:style-name="T2">();</text:span></text:p>
            <text:p text:style-name="P15"><text:span text:style-name="T2">};</text:span></text:p>
            <text:p text:style-name="P10"/>
            <text:p text:style-name="P10"/>
            <text:p text:style-name="P15"><text:span text:style-name="T1">struct</text:span><text:span text:style-name="T2"> Down </text:span><text:span text:style-name="T6">:</text:span><text:span text:style-name="T2"> </text:span><text:span text:style-name="T1">public</text:span><text:span text:style-name="T2"> Top {</text:span></text:p>
            <text:p text:style-name="P15"><text:span text:style-name="T2"><text:tab/></text:span><text:span text:style-name="T8">//void f() override;</text:span></text:p>
            <text:p text:style-name="P15"><text:span text:style-name="T2"><text:tab/></text:span><text:span text:style-name="T8">//main.cpp:12:7: error: 'void Down::f()' marked 'override', but does not override</text:span></text:p>
            <text:p text:style-name="P15"><text:span text:style-name="T2"><text:tab/></text:span><text:span text:style-name="T8">// <text:s/>void f() override;</text:span></text:p>
            <text:p text:style-name="P15"><text:span text:style-name="T2"><text:tab/></text:span><text:span text:style-name="T8">// <text:s text:c="6"/>^<text:tab/></text:span></text:p>
            <text:p text:style-name="P15"><text:span text:style-name="T2"><text:tab/></text:span><text:span text:style-name="T3">void</text:span><text:span text:style-name="T2"> f() </text:span><text:span text:style-name="T1">const</text:span><text:span text:style-name="T2"> override;</text:span></text:p>
            <text:p text:style-name="P10"/>
            <text:p text:style-name="P15"><text:span text:style-name="T2"><text:tab/></text:span><text:span text:style-name="T1">using</text:span><text:span text:style-name="T2"> Top</text:span><text:span text:style-name="T6">::</text:span><text:span text:style-name="T2">g;</text:span></text:p>
            <text:p text:style-name="P15"><text:span text:style-name="T2"><text:tab/></text:span><text:span text:style-name="T3">void</text:span><text:span text:style-name="T2"> </text:span><text:span text:style-name="T5">g</text:span><text:span text:style-name="T2">(std</text:span><text:span text:style-name="T6">::</text:span><text:span text:style-name="T2">string);</text:span></text:p>
            <text:p text:style-name="P10"/>
            <text:p text:style-name="P15"><text:span text:style-name="T2"><text:tab/></text:span><text:span text:style-name="T8">//void k(int) override;</text:span></text:p>
            <text:p text:style-name="P15"><text:span text:style-name="T2"><text:tab/></text:span><text:span text:style-name="T8">//main.cpp:20:7: error: 'void Down::k(int)' marked 'override', but does not override</text:span></text:p>
            <text:p text:style-name="P15"><text:span text:style-name="T2"><text:tab/></text:span><text:span text:style-name="T8">// <text:s/>void k(int) override;</text:span></text:p>
            <text:p text:style-name="P15"><text:span text:style-name="T2"><text:tab/></text:span><text:span text:style-name="T8">// <text:s text:c="6"/>^</text:span></text:p>
            <text:p text:style-name="P15"><text:span text:style-name="T2"><text:tab/></text:span><text:span text:style-name="T1">using</text:span><text:span text:style-name="T2"> Top</text:span><text:span text:style-name="T6">::</text:span><text:span text:style-name="T2">k;</text:span></text:p>
            <text:p text:style-name="P15"><text:span text:style-name="T2"><text:tab/></text:span><text:span text:style-name="T3">void</text:span><text:span text:style-name="T2"> </text:span><text:span text:style-name="T5">k</text:span><text:span text:style-name="T2">(</text:span><text:span text:style-name="T3">int</text:span><text:span text:style-name="T2">);</text:span></text:p>
            <text:p text:style-name="P15"><text:span text:style-name="T2">};</text:span></text:p>
            <text:p text:style-name="P10"/>
            <text:p text:style-name="P15"><text:span text:style-name="T3">int</text:span><text:span text:style-name="T2"> </text:span><text:span text:style-name="T5">main</text:span><text:span text:style-name="T2">()</text:span></text:p>
            <text:p text:style-name="P15"><text:span text:style-name="T2">{</text:span></text:p>
            <text:p text:style-name="P15"><text:span text:style-name="T2"><text:s text:c="4"/></text:span><text:span text:style-name="T1">return</text:span><text:span text:style-name="T2"> </text:span><text:span text:style-name="T6">0</text:span><text:span text:style-name="T2">;</text:span></text:p>
            <text:p text:style-name="P7">}</text:p>
          </table:table-cell>
        </table:table-row>
      </table:table>
      <text:p text:style-name="P22"><text:span text:style-name="T7"/></text:p>
      <text:h text:style-name="P34" text:outline-level="1"><text:bookmark-start text:name="__RefHeading___Toc3891_3259472531"/>Questão <text:span text:style-name="T16">3</text:span><text:bookmark-end text:name="__RefHeading___Toc3891_3259472531"/></text:h>
      <text:p text:style-name="Question">A funcao std::swap( ) para arrays é mostrada abaixo. Adicione a ela o operador noexcept de forma que ela lance exceção somente se std::swap( ) dos elementos também lance.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5">main.<text:span text:style-name="T14">cpp</text:span></text:p>
          </table:table-cell>
        </table:table-row>
        <table:table-row>
          <table:table-cell table:style-name="Table3.A2" office:value-type="string">
            <text:p text:style-name="P32"><text:span text:style-name="T7">#include &lt;iostream&gt;</text:span></text:p>
            <text:p text:style-name="P17"><text:span text:style-name="T7">#include &lt;string&gt;</text:span></text:p>
            <text:p text:style-name="P12"/>
            <text:p text:style-name="P17"><text:span text:style-name="T1">template</text:span><text:span text:style-name="T2"> </text:span><text:span text:style-name="T6">&lt;</text:span><text:span text:style-name="T1">class</text:span><text:span text:style-name="T2"> </text:span><text:span text:style-name="T4">T</text:span><text:span text:style-name="T2">, </text:span><text:span text:style-name="T3">size_t</text:span><text:span text:style-name="T2"> N</text:span><text:span text:style-name="T6">&gt;</text:span></text:p>
            <text:p text:style-name="P17"><text:span text:style-name="T3">void</text:span><text:span text:style-name="T2"> swap(T (</text:span><text:span text:style-name="T6">&amp;</text:span><text:span text:style-name="T2">a) [N], T (</text:span><text:span text:style-name="T6">&amp;</text:span><text:span text:style-name="T2">b) [N])</text:span></text:p>
            <text:p text:style-name="P17"><text:span text:style-name="T2">noexcept(noexcept(std</text:span><text:span text:style-name="T6">::</text:span><text:span text:style-name="T2">swap(a,b)))</text:span></text:p>
            <text:p text:style-name="P17"><text:span text:style-name="T2">{</text:span></text:p>
            <text:p text:style-name="P17"><text:span text:style-name="T2">}</text:span></text:p>
            <text:p text:style-name="P12"/>
            <text:p text:style-name="P17"><text:span text:style-name="T3">int</text:span><text:span text:style-name="T2"> main()</text:span></text:p>
            <text:p text:style-name="P17"><text:span text:style-name="T2">{</text:span></text:p>
            <text:p text:style-name="P17"><text:span text:style-name="T2"><text:s text:c="4"/></text:span><text:span text:style-name="T1">return</text:span><text:span text:style-name="T2"> </text:span><text:span text:style-name="T6">0</text:span><text:span text:style-name="T2">;</text:span></text:p>
            <text:p text:style-name="P8">}</text:p>
          </table:table-cell>
        </table:table-row>
      </table:table>
      <text:h text:style-name="P37" text:outline-level="1"><text:bookmark-start text:name="__RefHeading___Toc3893_3259472531"/>Questão <text:span text:style-name="T16">4</text:span><text:bookmark-end text:name="__RefHeading___Toc3893_3259472531"/></text:h>
      <text:p text:style-name="Question">Termine a implementação Pimpl da classe Employee. Teste seu funcionamento básico e simule a situação em que um novo membro é adicionado, sem que haja quebra de compatibilidade binária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6">main.<text:span text:style-name="T14">cpp</text:span></text:p>
          </table:table-cell>
        </table:table-row>
        <table:table-row>
          <table:table-cell table:style-name="Table4.A2" office:value-type="string">
            <text:p text:style-name="P27"><text:span text:style-name="T7"/></text:p>
          </table:table-cell>
        </table:table-row>
      </table:table>
      <text:h text:style-name="P38" text:outline-level="1"><text:bookmark-start text:name="__RefHeading___Toc3895_3259472531"/>Questão <text:span text:style-name="T16">5</text:span><text:bookmark-end text:name="__RefHeading___Toc3895_3259472531"/></text:h>
      <text:p text:style-name="Question">Ao implementar Employee com um std::unique_ptr, conforme nesse slide, você pode encontrar um erro relacionado ao destrutor. Explique-o e corrija-o. (A classe Employee deve estar em um header e você deve usá-la de um fonte.)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6">main.<text:span text:style-name="T14">cpp</text:span></text:p>
          </table:table-cell>
        </table:table-row>
        <table:table-row>
          <table:table-cell table:style-name="Table5.A2" office:value-type="string">
            <text:p text:style-name="P27"><text:span text:style-name="T7"/></text:p>
          </table:table-cell>
        </table:table-row>
      </table:table>
      <text:h text:style-name="P38" text:outline-level="1"><text:bookmark-start text:name="__RefHeading___Toc3897_3259472531"/>Questão <text:span text:style-name="T16">6</text:span><text:bookmark-end text:name="__RefHeading___Toc3897_3259472531"/></text:h>
      <text:p text:style-name="Question">Há como evitar alocação dinâmica com o idioma Pimpl? Pesquise sobre "fast pimpl idiom".</text:p>
      <text:h text:style-name="P34" text:outline-level="1"><text:bookmark-start text:name="__RefHeading___Toc3899_3259472531"/>Questão <text:span text:style-name="T16">7</text:span><text:bookmark-end text:name="__RefHeading___Toc3899_3259472531"/></text:h>
      <text:p text:style-name="Question">lmplemente uma versão do método push( ) da nossa Stack que ofereca a garantia strong. Utilize uma Stack temporária e, se tudo correr bem, realize um swap com a original. Obs: <text:soft-page-break/>Note que o método push, quando bem sucedido, pode ainda causar invalidação de ponteiros/iteradores (essa situação também acontece com std: :vector : :push_back). 0 problema que queremos resolver é a garantia de "bom, comportamento" perante uma exceção.</text:p>
      <text:p text:style-name="P42"/>
      <table:table table:name="Table6" table:style-name="Table6">
        <table:table-column table:style-name="Table6.A"/>
        <table:table-row>
          <table:table-cell table:style-name="Table6.A1" office:value-type="string">
            <text:p text:style-name="P26">main.<text:span text:style-name="T14">cpp</text:span></text:p>
          </table:table-cell>
        </table:table-row>
        <table:table-row>
          <table:table-cell table:style-name="Table6.A2" office:value-type="string">
            <text:p text:style-name="P27"><text:span text:style-name="T7"/></text:p>
          </table:table-cell>
        </table:table-row>
      </table:table>
      <text:h text:style-name="P38" text:outline-level="1"><text:bookmark-start text:name="__RefHeading___Toc3901_3259472531"/>Questão <text:span text:style-name="T16">8</text:span><text:bookmark-end text:name="__RefHeading___Toc3901_3259472531"/></text:h>
      <text:p text:style-name="Question">lnvestigue o por quê de std::stack ter um método pop( ) que remove o elemento do topo e um método top( ) que retorna uma referéncia a ele, ao invés de um método único que faz as duas coisas, retornando o elemento do topo por cópia.</text:p>
      <text:p text:style-name="Addressee"/>
      <text:h text:style-name="P38" text:outline-level="1"><text:bookmark-start text:name="__RefHeading___Toc3903_3259472531"/>Questão <text:span text:style-name="T16">9</text:span><text:bookmark-end text:name="__RefHeading___Toc3903_3259472531"/></text:h>
      <text:p text:style-name="Question">Crie uma classe ApiVersion, com funções major( ), minor( ), patch( ), que possa ser usada tanto em tempo de compilação quanto de execução.</text:p>
      <text:p text:style-name="P39"/>
      <table:table table:name="Table7" table:style-name="Table7">
        <table:table-column table:style-name="Table7.A"/>
        <table:table-row>
          <table:table-cell table:style-name="Table7.A1" office:value-type="string">
            <text:p text:style-name="P5">main.<text:span text:style-name="T14">cpp</text:span></text:p>
          </table:table-cell>
        </table:table-row>
        <table:table-row>
          <table:table-cell table:style-name="Table7.A2" office:value-type="string">
            <text:p text:style-name="P19"/>
          </table:table-cell>
        </table:table-row>
      </table:table>
      <text:h text:style-name="P35" text:outline-level="1">Dúvidas</text:h>
      <text:list xml:id="list420448601" text:style-name="L2">
        <text:list-item>
          <text:p text:style-name="P40">Na questão 1, por que chamar “Type t2 = std::move(t1)” não chama o operador de atribuição por transferência, mas sim o construtor de cópia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estion" style:family="paragraph" style:parent-style-name="Addressee" style:next-style-name="Addressee" style:class="text">
      <style:paragraph-properties fo:margin-left="0in" fo:margin-right="0in" fo:margin-top="0in" fo:margin-bottom="0.1in" loext:contextual-spacing="true" fo:text-indent="0in" style:auto-text-indent="fals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23:55:53.089377900</meta:creation-date>
    <dc:date>2017-05-13T01:29:17.830670203</dc:date>
    <meta:editing-duration>PT3H42M27S</meta:editing-duration>
    <meta:editing-cycles>69</meta:editing-cycles>
    <meta:generator>LibreOffice/5.3.2.2$Linux_X86_64 LibreOffice_project/30m0$Build-2</meta:generator>
    <meta:document-statistic meta:table-count="7" meta:image-count="0" meta:object-count="0" meta:page-count="4" meta:paragraph-count="113" meta:word-count="646" meta:character-count="4080" meta:non-whitespace-character-count="3415"/>
  </office:meta>
</office:document-meta>
</file>